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2931in" fo:margin-left="0.0035in" fo:margin-top="0in" fo:margin-bottom="0in" table:align="left" style:writing-mode="lr-tb"/>
    </style:style>
    <style:style style:name="Table1.A" style:family="table-column">
      <style:table-column-properties style:column-width="0.784in"/>
    </style:style>
    <style:style style:name="Table1.B" style:family="table-column">
      <style:table-column-properties style:column-width="5.508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Heading_20_1" style:list-style-name="WWNum1"/>
    <style:style style:name="P2" style:family="paragraph" style:parent-style-name="Heading_20_2" style:list-style-name="WWNum1"/>
    <style:style style:name="P3" style:family="paragraph" style:parent-style-name="Heading_20_2" style:list-style-name="WWNum1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fo:background-color="transparent"/>
    </style:style>
    <style:style style:name="P4" style:family="paragraph" style:parent-style-name="Standard">
      <style:paragraph-properties fo:margin-top="0in" fo:margin-bottom="0in" style:contextual-spacing="false" fo:line-height="100%" fo:orphans="0" fo:widows="0"/>
    </style:style>
    <style:style style:name="P5" style:family="paragraph" style:parent-style-name="Text_20_body" style:list-style-name="WWNum4"/>
    <style:style style:name="P6" style:family="paragraph" style:parent-style-name="Text_20_body" style:list-style-name="WWNum2"/>
    <style:style style:name="P7" style:family="paragraph" style:parent-style-name="Text_20_body">
      <style:paragraph-properties fo:margin-top="0in" fo:margin-bottom="0.0972in" style:contextual-spacing="false" fo:line-height="115%"/>
    </style:style>
    <style:style style:name="P8" style:family="paragraph" style:parent-style-name="Text_20_body" style:list-style-name="L10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use-window-font-color="true" loext:opacity="0%" style:font-name="Calibri1" fo:font-size="12pt" fo:language="de" fo:country="AT" fo:font-weight="bold" officeooo:paragraph-rsid="00144d5f" style:letter-kerning="false" fo:background-color="transparent" style:font-name-asian="Noto Sans CJK SC" style:font-size-asian="12pt" style:language-asian="en" style:country-asian="US" style:font-weight-asian="bold" style:font-name-complex="Lohit Devanagari" style:font-size-complex="12pt" style:language-complex="ar" style:country-complex="SA" style:font-weight-complex="bold"/>
    </style:style>
    <style:style style:name="P1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Calibri1" fo:font-size="12pt" fo:language="de" fo:country="AT" fo:font-weight="bold" officeooo:paragraph-rsid="00144d5f" style:letter-kerning="false" fo:background-color="transparent" style:font-name-asian="Noto Sans CJK SC" style:font-size-asian="12pt" style:language-asian="en" style:country-asian="US" style:font-weight-asian="bold" style:font-name-complex="Lohit Devanagari" style:font-size-complex="12pt" style:language-complex="ar" style:country-complex="SA" style:font-weight-complex="bold"/>
    </style:style>
    <style:style style:name="P1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Calibri1" fo:font-size="12pt" fo:language="de" fo:country="AT" fo:font-weight="bold" officeooo:rsid="00144d5f" officeooo:paragraph-rsid="00144d5f" style:letter-kerning="false" fo:background-color="transparent" style:font-name-asian="Noto Sans CJK SC" style:font-size-asian="12pt" style:language-asian="en" style:country-asian="US" style:font-weight-asian="bold" style:font-name-complex="Lohit Devanagari" style:font-size-complex="12pt" style:language-complex="ar" style:country-complex="SA" style:font-weight-complex="bold"/>
    </style:style>
    <style:style style:name="P12" style:family="paragraph" style:parent-style-name="Text_20_body" style:list-style-name="L15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Calibri" fo:font-size="11pt" fo:language="de" fo:country="AT" officeooo:rsid="00144d5f" officeooo:paragraph-rsid="00144d5f" style:letter-kerning="false" fo:background-color="transparent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3" style:family="paragraph" style:parent-style-name="Text_20_body" style:list-style-name="L8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Calibri" fo:font-size="11pt" fo:language="de" fo:country="AT" officeooo:rsid="00144d5f" officeooo:paragraph-rsid="00144d5f" style:letter-kerning="false" fo:background-color="transparent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officeooo:rsid="00144d5f" officeooo:paragraph-rsid="00144d5f" fo:background-color="transparent"/>
    </style:style>
    <style:style style:name="P15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16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17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18" style:family="paragraph" style:parent-style-name="Text_20_body" style:list-style-name="L3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19" style:family="paragraph" style:parent-style-name="Text_20_body" style:list-style-name="L4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20" style:family="paragraph" style:parent-style-name="Text_20_body" style:list-style-name="L5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21" style:family="paragraph" style:parent-style-name="Text_20_body" style:list-style-name="L6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22" style:family="paragraph" style:parent-style-name="Text_20_body" style:list-style-name="L7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23" style:family="paragraph" style:parent-style-name="Text_20_body" style:list-style-name="L11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24" style:family="paragraph" style:parent-style-name="Text_20_body" style:list-style-name="L12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25" style:family="paragraph" style:parent-style-name="Text_20_body" style:list-style-name="L13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26" style:family="paragraph" style:parent-style-name="Text_20_body" style:list-style-name="L14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27" style:family="paragraph" style:parent-style-name="Text_20_body" style:list-style-name="L16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28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 fo:line-height="100%"/>
      <style:text-properties fo:background-color="transparent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144d5f" fo:background-color="transparent"/>
    </style:style>
    <style:style style:name="P30" style:family="paragraph" style:parent-style-name="Text_20_body" style:list-style-name="L16">
      <loext:graphic-properties draw:fill-gradient-name="gradient" draw:fill-hatch-name="hatch"/>
      <style:paragraph-properties fo:margin-top="0in" fo:margin-bottom="0in" style:contextual-spacing="false" fo:line-height="100%"/>
      <style:text-properties officeooo:paragraph-rsid="00144d5f" fo:background-color="transparent"/>
    </style:style>
    <style:style style:name="P31" style:family="paragraph" style:parent-style-name="Text_20_body">
      <loext:graphic-properties draw:fill-gradient-name="gradient" draw:fill-hatch-name="hatch"/>
      <style:paragraph-properties fo:margin-left="0in" fo:margin-right="0in" fo:text-indent="0in" style:auto-text-indent="false"/>
    </style:style>
    <style:style style:name="P3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</style:style>
    <style:style style:name="P33" style:family="paragraph" style:parent-style-name="Text_20_body" style:list-style-name="L8">
      <loext:graphic-properties draw:fill-gradient-name="gradient" draw:fill-hatch-name="hatch"/>
      <style:paragraph-properties fo:margin-top="0in" fo:margin-bottom="0in" style:contextual-spacing="false" fo:line-height="100%"/>
      <style:text-properties officeooo:paragraph-rsid="00144d5f"/>
    </style:style>
    <style:style style:name="P34" style:family="paragraph" style:parent-style-name="Text_20_body" style:list-style-name="L10">
      <loext:graphic-properties draw:fill-gradient-name="gradient" draw:fill-hatch-name="hatch"/>
      <style:paragraph-properties fo:margin-top="0in" fo:margin-bottom="0in" style:contextual-spacing="false" fo:line-height="100%"/>
      <style:text-properties officeooo:paragraph-rsid="00144d5f"/>
    </style:style>
    <style:style style:name="P35" style:family="paragraph" style:parent-style-name="Text_20_body" style:list-style-name="L12">
      <loext:graphic-properties draw:fill-gradient-name="gradient" draw:fill-hatch-name="hatch"/>
      <style:paragraph-properties fo:margin-top="0in" fo:margin-bottom="0in" style:contextual-spacing="false" fo:line-height="100%"/>
      <style:text-properties officeooo:paragraph-rsid="00144d5f"/>
    </style:style>
    <style:style style:name="T1" style:family="text">
      <style:text-properties style:font-name="Calibri" style:font-name-asian="Calibri2" style:font-name-complex="F" fo:background-color="#ffff00"/>
    </style:style>
    <style:style style:name="T2" style:family="text">
      <style:text-properties style:font-name="Calibri" style:font-name-asian="Calibri2" style:font-name-complex="F"/>
    </style:style>
    <style:style style:name="T3" style:family="text">
      <style:text-properties fo:color="#000000" loext:opacity="100%" fo:font-size="11pt" fo:language="de" fo:country="AT" style:letter-kerning="false" style:font-name-asian="Calibri2" style:font-size-asian="11pt" style:language-asian="en" style:country-asian="US" style:font-name-complex="F" style:font-size-complex="11pt" style:language-complex="ar" style:country-complex="SA" fo:background-color="#ffff00"/>
    </style:style>
    <style:style style:name="T4" style:family="text">
      <style:text-properties officeooo:rsid="00144d5f"/>
    </style:style>
    <style:style style:name="T5" style:family="text">
      <style:text-properties style:use-window-font-color="true" loext:opacity="0%" style:font-name="Calibri1" fo:font-size="12pt" fo:language="de" fo:country="AT" fo:font-weight="bold" style:letter-kerning="false" fo:background-color="transparent" loext:char-shading-value="0" style:font-name-asian="Noto Sans CJK SC" style:font-size-asian="12pt" style:language-asian="en" style:country-asian="US" style:font-weight-asian="bold" style:font-name-complex="Lohit Devanagari" style:font-size-complex="12pt" style:language-complex="ar" style:country-complex="SA" style:font-weight-complex="bold"/>
    </style:style>
    <style:style style:name="T6" style:family="text">
      <style:text-properties style:use-window-font-color="true" loext:opacity="0%" style:font-name="Calibri1" fo:font-size="12pt" fo:language="de" fo:country="AT" fo:font-weight="bold" style:letter-kerning="false" style:font-name-asian="Noto Sans CJK SC" style:font-size-asian="12pt" style:language-asian="en" style:country-asian="US" style:font-weight-asian="bold" style:font-name-complex="Lohit Devanagari" style:font-size-complex="12pt" style:language-complex="ar" style:country-complex="SA" style:font-weight-complex="bold"/>
    </style:style>
    <style:style style:name="T7" style:family="text">
      <style:text-properties style:use-window-font-color="true" loext:opacity="0%" style:font-name="Calibri1" fo:font-size="12pt" fo:language="de" fo:country="AT" fo:font-weight="bold" officeooo:rsid="00144d5f" style:letter-kerning="false" style:font-name-asian="Noto Sans CJK SC" style:font-size-asian="12pt" style:language-asian="en" style:country-asian="US" style:font-weight-asian="bold" style:font-name-complex="Lohit Devanagari" style:font-size-complex="12pt" style:language-complex="ar" style:country-complex="SA" style:font-weight-complex="bold"/>
    </style:style>
    <style:style style:name="T8" style:family="text">
      <style:text-properties style:use-window-font-color="true" loext:opacity="0%" style:font-name="Calibri" fo:font-size="11pt" fo:language="de" fo:country="AT" officeooo:rsid="00144d5f" style:letter-kerning="false" fo:background-color="transparent" loext:char-shading-value="0" style:font-name-asian="Calibri2" style:font-size-asian="11pt" style:language-asian="en" style:country-asian="US" style:font-name-complex="F" style:font-size-complex="11pt" style:language-complex="ar" style:country-complex="SA"/>
    </style:style>
    <style:style style:name="T9" style:family="text">
      <style:text-properties style:use-window-font-color="true" loext:opacity="0%" style:font-name="Calibri" fo:font-size="11pt" fo:language="de" fo:country="AT" style:letter-kerning="false" fo:background-color="transparent" loext:char-shading-value="0" style:font-name-asian="Calibri2" style:font-size-asian="11pt" style:language-asian="en" style:country-asian="US" style:font-name-complex="F" style:font-size-complex="11pt" style:language-complex="ar" style:country-complex="SA"/>
    </style:style>
    <style:style style:name="T10" style:family="text">
      <style:text-properties style:use-window-font-color="true" loext:opacity="0%" style:font-name="Calibri" fo:font-size="11pt" fo:language="de" fo:country="AT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Name: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Datum: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Kurs:</text:p>
          </table:table-cell>
          <table:table-cell table:style-name="Table1.A1" office:value-type="string">
            <text:p text:style-name="P4">Ausbildung zum geprüften Software Developer </text:p>
          </table:table-cell>
        </table:table-row>
      </table:table>
      <text:p text:style-name="Standard"/>
      <text:p text:style-name="Title">Projekt-Titel</text:p>
      <text:p text:style-name="Text_20_body"/>
      <text:list xml:id="list184652512" text:style-name="WWNum1">
        <text:list-item>
          <text:h text:style-name="P1" text:outline-level="1">Ausgangssituation</text:h>
        </text:list-item>
      </text:list>
      <text:p text:style-name="Text_20_body"/>
      <text:p text:style-name="Text_20_body"><text:span text:style-name="T1">(Worum geht es? Was für System wird hier benötigt? Schreiben Sie 2-3 Sätze)</text:span><text:span text:style-name="T1"/></text:p>
      <text:p text:style-name="Text_20_body"/>
      <text:p text:style-name="Text_20_body"/>
      <text:list xml:id="list120558330396438" text:continue-numbering="true" text:style-name="WWNum1">
        <text:list-item>
          <text:h text:style-name="P1" text:outline-level="1">Datenobjekte</text:h>
        </text:list-item>
      </text:list>
      <text:p text:style-name="Text_20_body"/>
      <text:p text:style-name="Text_20_body"><text:span text:style-name="T1">(Die Datenobjekte und deren Attribute werden hier aufgelistet. Der Kunde als erstes Beispiel wurde <text:s/>gegeben. Es gibt noch mindestens 9 Datenobjekte und deren Attribute.)</text:span><text:span text:style-name="T1"/></text:p>
      <text:p text:style-name="P31"/>
      <text:list xml:id="list120557681494701" text:continue-numbering="true" text:style-name="WWNum1">
        <text:list-item>
          <text:list>
            <text:list-item>
              <text:h text:style-name="P3" text:outline-level="2">Kunde</text:h>
            </text:list-item>
          </text:list>
        </text:list-item>
      </text:list>
      <text:list xml:id="list2109294613" text:style-name="L2">
        <text:list-item>
          <text:p text:style-name="P28">Vor- und Nachname, Titel</text:p>
        </text:list-item>
        <text:list-item>
          <text:p text:style-name="P28">Anschrif<text:span text:style-name="T4">t</text:span></text:p>
        </text:list-item>
        <text:list-item>
          <text:p text:style-name="P17"><text:span text:style-name="T2">Email</text:span></text:p>
        </text:list-item>
        <text:list-item>
          <text:p text:style-name="P17"><text:span text:style-name="T2">Tel.nummer</text:span></text:p>
        </text:list-item>
        <text:list-item>
          <text:p text:style-name="P17"><text:span text:style-name="T2">Kundennummer</text:span></text:p>
        </text:list-item>
        <text:list-item>
          <text:p text:style-name="P17"><text:span text:style-name="T2">Ausweisdaten</text:span></text:p>
        </text:list-item>
        <text:list-item>
          <text:p text:style-name="P17"><text:span text:style-name="T2"/></text:p>
        </text:list-item>
        <text:list-item>
          <text:p text:style-name="P17"><text:span text:style-name="T2">Anzahl der ausgeliehenen Bücher</text:span></text:p>
        </text:list-item>
        <text:list-item>
          <text:p text:style-name="P17"><text:span text:style-name="T2">Kundenkarten Nr.</text:span></text:p>
        </text:list-item>
      </text:list>
      <text:p text:style-name="P10"/>
      <text:p text:style-name="P29"><text:span text:style-name="T6">Buch </text:span><text:span text:style-name="T7">(abstrakt)</text:span></text:p>
      <text:list xml:id="list3110847443" text:style-name="L1">
        <text:list-item>
          <text:p text:style-name="P16"><text:span text:style-name="T2">Titel (kein key)</text:span></text:p>
        </text:list-item>
        <text:list-item>
          <text:p text:style-name="P16"><text:span text:style-name="T2">Verlag</text:span></text:p>
        </text:list-item>
        <text:list-item>
          <text:p text:style-name="P16"><text:span text:style-name="T2">Kurzbeschreibung</text:span></text:p>
        </text:list-item>
        <text:list-item>
          <text:p text:style-name="P16"><text:span text:style-name="T2">Jahr</text:span></text:p>
        </text:list-item>
        <text:list-item>
          <text:p text:style-name="P16"><text:span text:style-name="T2">Preis</text:span></text:p>
        </text:list-item>
        <text:list-item>
          <text:p text:style-name="P16"><text:span text:style-name="T2">Kategorie</text:span></text:p>
        </text:list-item>
        <text:list-item>
          <text:p text:style-name="P16"><text:span text:style-name="T2">Autor (ID Verweis)</text:span></text:p>
        </text:list-item>
        <text:list-item>
          <text:p text:style-name="P16"><text:span text:style-name="T2">Bild</text:span></text:p>
        </text:list-item>
        <text:list-item>
          <text:p text:style-name="P16"><text:span text:style-name="T2">Sprache</text:span></text:p>
        </text:list-item>
        <text:list-item>
          <text:p text:style-name="P16"><text:span text:style-name="T2">Schlagwort</text:span></text:p>
        </text:list-item>
        <text:list-item>
          <text:p text:style-name="P16"><text:span text:style-name="T2">ISBN (UNIQUE constraint; 25% haben keine ISBN; Hörbücher haben andere ISBN)</text:span></text:p>
        </text:list-item>
        <text:list-item>
          <text:p text:style-name="P16"><text:span text:style-name="T2">Buch-ID</text:span></text:p>
        </text:list-item>
        <text:list-item>
          <text:p text:style-name="P16"><text:span text:style-name="T2"/></text:p>
        </text:list-item>
        <text:list-item>
          <text:p text:style-name="P16"><text:soft-page-break/><text:span text:style-name="T2">Anzahl</text:span></text:p>
          <text:p text:style-name="P16"><text:span text:style-name="T2"/></text:p>
        </text:list-item>
      </text:list>
      <text:p text:style-name="P11">Exemplare</text:p>
      <text:list xml:id="list3658340846" text:style-name="L12">
        <text:list-item>
          <text:p text:style-name="P24"><text:span text:style-name="T10">Barcode (Primärschlüssel)</text:span></text:p>
        </text:list-item>
        <text:list-item>
          <text:p text:style-name="P35"><text:span text:style-name="T8">Buch-ID (Instanz von Buch)</text:span></text:p>
        </text:list-item>
        <text:list-item>
          <text:p text:style-name="P24"><text:span text:style-name="T2">Standort</text:span></text:p>
        </text:list-item>
        <text:list-item>
          <text:p text:style-name="P24"><text:span text:style-name="T2">Fach, Regal</text:span></text:p>
        </text:list-item>
        <text:list-item>
          <text:p text:style-name="P24"><text:span text:style-name="T2">Status (Reparatur, entsorgt)</text:span></text:p>
        </text:list-item>
        <text:list-item>
          <text:p text:style-name="P24"><text:span text:style-name="T2">Gewicht</text:span></text:p>
        </text:list-item>
        <text:list-item>
          <text:p text:style-name="P24"><text:span text:style-name="T2">Seiten</text:span></text:p>
        </text:list-item>
        <text:list-item>
          <text:p text:style-name="P24"><text:span text:style-name="T2">Größe</text:span></text:p>
        </text:list-item>
        <text:list-item>
          <text:p text:style-name="P24"><text:span text:style-name="T2">Anschaffungspreis, Datum...</text:span></text:p>
        </text:list-item>
        <text:list-item>
          <text:p text:style-name="P24"><text:span text:style-name="T2"/></text:p>
        </text:list-item>
        <text:list-item>
          <text:p text:style-name="P24"><text:span text:style-name="T10">Historie (Reparatur/Entsorgung)</text:span></text:p>
        </text:list-item>
        <text:list-item>
          <text:p text:style-name="P24"><text:span text:style-name="T10">Verleihistorie</text:span></text:p>
          <text:p text:style-name="P24"><text:span text:style-name="T2"/></text:p>
        </text:list-item>
      </text:list>
      <text:p text:style-name="P9">Regal</text:p>
      <text:list text:style-name="L3">
        <text:list-item>
          <text:p text:style-name="P18"><text:span text:style-name="T2">Regalnummer</text:span></text:p>
        </text:list-item>
        <text:list-item>
          <text:p text:style-name="P18"><text:span text:style-name="T2">Bibliothek/Standort</text:span></text:p>
        </text:list-item>
        <text:list-item>
          <text:p text:style-name="P18"><text:span text:style-name="T2">Kapazität / Größe</text:span></text:p>
        </text:list-item>
      </text:list>
      <text:p text:style-name="P10">Fach</text:p>
      <text:list xml:id="list2973947693" text:style-name="L14">
        <text:list-item>
          <text:p text:style-name="P26"><text:span text:style-name="T2">Fach-Nr</text:span></text:p>
        </text:list-item>
        <text:list-item>
          <text:p text:style-name="P26"><text:span text:style-name="T2">Regal-ID</text:span></text:p>
        </text:list-item>
        <text:list-item>
          <text:p text:style-name="P26"><text:span text:style-name="T2">Größe</text:span></text:p>
        </text:list-item>
      </text:list>
      <text:p text:style-name="P10">Kategorie</text:p>
      <text:list xml:id="list1243171219" text:style-name="L11">
        <text:list-item>
          <text:p text:style-name="P23"><text:span text:style-name="T2">Kategorie-ID</text:span></text:p>
        </text:list-item>
        <text:list-item>
          <text:p text:style-name="P23"><text:span text:style-name="T2">Bezeichnung</text:span></text:p>
        </text:list-item>
        <text:list-item>
          <text:p text:style-name="P23"><text:span text:style-name="T2"/></text:p>
        </text:list-item>
        <text:list-item>
          <text:p text:style-name="P23"><text:span text:style-name="T2">Bücher (reicht anscheinend in eine Richtung)</text:span></text:p>
        </text:list-item>
      </text:list>
      <text:p text:style-name="P10"><text:span text:style-name="T2">Schlagworte </text:span></text:p>
      <text:list xml:id="list1932115945" text:style-name="L15">
        <text:list-item>
          <text:p text:style-name="P12">Bezeichnung</text:p>
        </text:list-item>
        <text:list-item>
          <text:p text:style-name="P12">Bücher</text:p>
        </text:list-item>
      </text:list>
      <text:p text:style-name="P9">Autor</text:p>
      <text:list xml:id="list50954498" text:style-name="L8">
        <text:list-item>
          <text:p text:style-name="P13">Vor- und Nachname</text:p>
        </text:list-item>
        <text:list-item>
          <text:p text:style-name="P13">Nationalität</text:p>
        </text:list-item>
        <text:list-item>
          <text:p text:style-name="P13">Geburtsjahr</text:p>
        </text:list-item>
        <text:list-item>
          <text:p text:style-name="P13">Biografie</text:p>
        </text:list-item>
        <text:list-item>
          <text:p text:style-name="P13">Kategorie(n)</text:p>
        </text:list-item>
        <text:list-item>
          <text:p text:style-name="P33"><text:span text:style-name="T8">Bücher</text:span></text:p>
        </text:list-item>
      </text:list>
      <text:p text:style-name="P9">Mitarbeiter /Bibliothekar</text:p>
      <text:list xml:id="list1304862977" text:style-name="L16">
        <text:list-item>
          <text:p text:style-name="P30">Vor- und Nachname, Titel</text:p>
        </text:list-item>
        <text:list-item>
          <text:p text:style-name="P27">Email</text:p>
        </text:list-item>
        <text:list-item>
          <text:p text:style-name="P27">Telefonnummer</text:p>
        </text:list-item>
        <text:list-item>
          <text:p text:style-name="P27">Mirarbeiter_ID</text:p>
        </text:list-item>
        <text:list-item>
          <text:p text:style-name="P27"/>
        </text:list-item>
      </text:list>
      <text:list xml:id="list2279989206" text:style-name="L10">
        <text:list-item>
          <text:p text:style-name="P34"><text:span text:style-name="T8">Bibliothek</text:span></text:p>
        </text:list-item>
        <text:list-item>
          <text:p text:style-name="P8"><text:span text:style-name="T8">G</text:span><text:span text:style-name="T9">ehalt</text:span></text:p>
        </text:list-item>
      </text:list>
      <text:p text:style-name="P9">Bibliothek </text:p>
      <text:list xml:id="list2045650361" text:style-name="L4">
        <text:list-item>
          <text:p text:style-name="P19"><text:span text:style-name="T2">Standort</text:span></text:p>
        </text:list-item>
        <text:list-item>
          <text:p text:style-name="P19"><text:span text:style-name="T2">Pcs</text:span></text:p>
        </text:list-item>
        <text:list-item>
          <text:p text:style-name="P19"><text:span text:style-name="T2">Server</text:span></text:p>
        </text:list-item>
        <text:list-item>
          <text:p text:style-name="P19"><text:span text:style-name="T2">Mitarbeiter</text:span></text:p>
        </text:list-item>
        <text:list-item>
          <text:p text:style-name="P19"><text:soft-page-break/><text:span text:style-name="T2">Abrechnungen</text:span></text:p>
        </text:list-item>
      </text:list>
      <text:p text:style-name="P9">Verleih</text:p>
      <text:p text:style-name="P15"><text:span text:style-name="T2"/></text:p>
      <text:list xml:id="list4064896861" text:style-name="L13">
        <text:list-item>
          <text:p text:style-name="P25"><text:span text:style-name="T2">Verleih-ID</text:span></text:p>
        </text:list-item>
        <text:list-item>
          <text:p text:style-name="P25"><text:span text:style-name="T2">Exemplar</text:span></text:p>
        </text:list-item>
        <text:list-item>
          <text:p text:style-name="P25"><text:span text:style-name="T2">Kunde</text:span></text:p>
        </text:list-item>
        <text:list-item>
          <text:p text:style-name="P25"><text:span text:style-name="T2">Mitarbeiter</text:span></text:p>
        </text:list-item>
        <text:list-item>
          <text:p text:style-name="P25"><text:span text:style-name="T2">Standort</text:span></text:p>
        </text:list-item>
        <text:list-item>
          <text:p text:style-name="P25"><text:span text:style-name="T2">Preis</text:span></text:p>
        </text:list-item>
        <text:list-item>
          <text:p text:style-name="P25"><text:span text:style-name="T2">Rechnungsnummer</text:span></text:p>
        </text:list-item>
        <text:list-item>
          <text:p text:style-name="P25"><text:span text:style-name="T2">Verleihdatum</text:span></text:p>
        </text:list-item>
        <text:list-item>
          <text:p text:style-name="P25"><text:span text:style-name="T2">Verlängerung</text:span></text:p>
        </text:list-item>
        <text:list-item>
          <text:p text:style-name="P25"><text:span text:style-name="T2">Verleihdauer</text:span></text:p>
        </text:list-item>
        <text:list-item>
          <text:p text:style-name="P25"><text:span text:style-name="T2">Mahnstufe</text:span></text:p>
        </text:list-item>
      </text:list>
      <text:list xml:id="list4016592749" text:style-name="L5">
        <text:list-item>
          <text:p text:style-name="P20"><text:span text:style-name="T2">Rechnungsnummer</text:span></text:p>
        </text:list-item>
        <text:list-item>
          <text:p text:style-name="P20"><text:span text:style-name="T2">Verlängert j/n</text:span></text:p>
        </text:list-item>
        <text:list-item>
          <text:p text:style-name="P20"><text:span text:style-name="T2">Dauer</text:span></text:p>
        </text:list-item>
        <text:list-item>
          <text:p text:style-name="P20"><text:span text:style-name="T2">Beleg</text:span></text:p>
        </text:list-item>
        <text:list-item>
          <text:p text:style-name="P20"><text:span text:style-name="T2">Überzogen j/n</text:span></text:p>
        </text:list-item>
      </text:list>
      <text:p text:style-name="P9">Rechnung</text:p>
      <text:list xml:id="list3617480443" text:style-name="L6">
        <text:list-item>
          <text:p text:style-name="P21"><text:span text:style-name="T2">Rechnungsnummer</text:span></text:p>
        </text:list-item>
        <text:list-item>
          <text:p text:style-name="P21"><text:span text:style-name="T2">Rechnungsdatum</text:span></text:p>
        </text:list-item>
        <text:list-item>
          <text:p text:style-name="P21"><text:span text:style-name="T2">Verleihe</text:span></text:p>
        </text:list-item>
        <text:list-item>
          <text:p text:style-name="P21"><text:span text:style-name="T2">Kunde</text:span></text:p>
        </text:list-item>
        <text:list-item>
          <text:p text:style-name="P21"><text:span text:style-name="T2">Mirarbeiter-ID</text:span></text:p>
        </text:list-item>
        <text:list-item>
          <text:p text:style-name="P21"><text:span text:style-name="T2">Zahlungsart</text:span></text:p>
        </text:list-item>
        <text:list-item>
          <text:p text:style-name="P21"><text:span text:style-name="T2">Betrag</text:span></text:p>
        </text:list-item>
        <text:list-item>
          <text:p text:style-name="P21"><text:span text:style-name="T2">Standort</text:span></text:p>
        </text:list-item>
        <text:list-item>
          <text:p text:style-name="P21"><text:span text:style-name="T2"/></text:p>
        </text:list-item>
        <text:list-item>
          <text:p text:style-name="P21"><text:span text:style-name="T2">Beleg</text:span></text:p>
        </text:list-item>
        <text:list-item>
          <text:p text:style-name="P21"><text:span text:style-name="T2">Verleih</text:span></text:p>
        </text:list-item>
        <text:list-item>
          <text:p text:style-name="P21"><text:span text:style-name="T2">Mitarbeiter</text:span></text:p>
        </text:list-item>
        <text:list-item>
          <text:p text:style-name="P21"><text:span text:style-name="T2">Kunde</text:span></text:p>
        </text:list-item>
        <text:list-item>
          <text:p text:style-name="P21"><text:span text:style-name="T2">Mahngebühr</text:span></text:p>
        </text:list-item>
        <text:list-item>
          <text:p text:style-name="P21"><text:span text:style-name="T2">Bar/Karte</text:span></text:p>
        </text:list-item>
      </text:list>
      <text:p text:style-name="P15"><text:span text:style-name="T2"/></text:p>
      <text:p text:style-name="P9"><text:span text:style-name="T4">*</text:span>Mahnung</text:p>
      <text:list xml:id="list492170594" text:style-name="L7">
        <text:list-item>
          <text:p text:style-name="P22"><text:span text:style-name="T2">Versandtart</text:span></text:p>
        </text:list-item>
        <text:list-item>
          <text:p text:style-name="P22"><text:span text:style-name="T2">wievielte Mahnung (Gebühr oder nicht)</text:span></text:p>
        </text:list-item>
      </text:list>
      <text:p text:style-name="P14"/>
      <text:p text:style-name="P32"/>
      <text:p text:style-name="Text_20_body"/>
      <text:list xml:id="list120558652834415" text:continue-list="list120557681494701" text:style-name="WWNum1">
        <text:list-item>
          <text:h text:style-name="P1" text:outline-level="1">Vorgänge</text:h>
        </text:list-item>
      </text:list>
      <text:p text:style-name="Text_20_body"/>
      <text:p text:style-name="Text_20_body"><text:span text:style-name="T1">(Hier</text:span><text:span text:style-name="T3"> wird</text:span><text:span text:style-name="T1"> aufgelistet, was mit den Datenobjekten passiert. Der Kunde als erstes Beispiel wurde <text:s/>gegeben. Es gibt noch mindestens 5 weitere Vorgänge.)</text:span></text:p>
      <text:p text:style-name="Text_20_body"/>
      <text:list xml:id="list120558022312338" text:continue-numbering="true" text:style-name="WWNum1">
        <text:list-item>
          <text:list>
            <text:list-item>
              <text:h text:style-name="P2" text:outline-level="2"><text:soft-page-break/>Kunden</text:h>
            </text:list-item>
          </text:list>
        </text:list-item>
      </text:list>
      <text:p text:style-name="Text_20_body">Kunden können sich eintragen/erfassen lassen, dabei werden Daten wie Name, Anschrift, Kontaktdaten und Ausweisdaten erfasst. Die DSGVO Vorschriften sind zu beachten.</text:p>
      <text:p text:style-name="Text_20_body"/>
      <text:p text:style-name="Text_20_body"/>
      <text:list xml:id="list120558466276905" text:continue-numbering="true" text:style-name="WWNum1">
        <text:list-item>
          <text:h text:style-name="P1" text:outline-level="1">Mengengerüst</text:h>
        </text:list-item>
      </text:list>
      <text:p text:style-name="Text_20_body"/>
      <text:p text:style-name="Text_20_body"><text:span text:style-name="T1">(Bücher, Kunden, Mitarbeiter, Verleihe, usw.)</text:span><text:span text:style-name="T1"/></text:p>
      <text:p text:style-name="Text_20_body"/>
      <text:list text:style-name="WWNum4">
        <text:list-item>
          <text:p text:style-name="P5">Kunden: 300 bis 500 aktive Kunden</text:p>
        </text:list-item>
        <text:list-item>
          <text:p text:style-name="P5"><text:span text:style-name="T1">...</text:span><text:span text:style-name="T1"/></text:p>
        </text:list-item>
      </text:list>
      <text:p text:style-name="Text_20_body"/>
      <text:list xml:id="list120557728979350" text:continue-list="list120558466276905" text:style-name="WWNum1">
        <text:list-item>
          <text:h text:style-name="P1" text:outline-level="1">Abgrenzung</text:h>
        </text:list-item>
      </text:list>
      <text:p text:style-name="Text_20_body"/>
      <text:p text:style-name="Text_20_body"><text:span text:style-name="T1">(Was sind die Nicht-Ziele? Was wird nicht gemacht?)</text:span><text:span text:style-name="T1"/></text:p>
      <text:p text:style-name="Text_20_body"/>
      <text:p text:style-name="Text_20_body"/>
      <text:list xml:id="list120558293338350" text:continue-numbering="true" text:style-name="WWNum1">
        <text:list-item>
          <text:h text:style-name="P1" text:outline-level="1">Zu klären</text:h>
        </text:list-item>
      </text:list>
      <text:p text:style-name="Text_20_body"/>
      <text:p text:style-name="Text_20_body"><text:span text:style-name="T1">(alles, was in der Beschreibung unklar ist)</text:span><text:span text:style-name="T1"/></text:p>
      <text:p text:style-name="Text_20_body"/>
      <text:p text:style-name="Text_20_body"/>
      <text:list xml:id="list120557680462927" text:continue-numbering="true" text:style-name="WWNum1">
        <text:list-item>
          <text:h text:style-name="P1" text:outline-level="1">Nächste Schritte</text:h>
        </text:list-item>
      </text:list>
      <text:p text:style-name="Text_20_body"/>
      <text:p text:style-name="Text_20_body"><text:span text:style-name="T1">(Wie soll es Ihrer Meinung nach weitergehen? 2-3 Sätze)</text:span><text:span text:style-name="T1"/></text:p>
      <text:p text:style-name="Text_20_body"/>
      <text:p text:style-name="Text_20_body"/>
      <text:list xml:id="list120558831362432" text:continue-numbering="true" text:style-name="WWNum1">
        <text:list-item>
          <text:h text:style-name="P1" text:outline-level="1">System- und Plattformauswahl</text:h>
        </text:list-item>
      </text:list>
      <text:p text:style-name="Text_20_body"/>
      <text:list text:style-name="WWNum2">
        <text:list-item>
          <text:p text:style-name="P6"><text:span text:style-name="T1">Hardware</text:span><text:span text:style-name="T1"/></text:p>
        </text:list-item>
        <text:list-item>
          <text:p text:style-name="P6"><text:span text:style-name="T1">Software</text:span><text:span text:style-name="T1"/></text:p>
        </text:list-item>
        <text:list-item>
          <text:p text:style-name="P6"><text:soft-page-break/><text:span text:style-name="T1">Netzwerk</text:span><text:span text:style-name="T1"/></text:p>
        </text:list-item>
        <text:list-item>
          <text:p text:style-name="P6"><text:span text:style-name="T1">u.s.w</text:span><text:span text:style-name="T1"/></text:p>
        </text:list-item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de" fo:country="AT" style:letter-kerning="false" style:font-name-asian="Calibri2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0pt" fo:language="de" fo:country="AT" style:letter-kerning="false" style:font-name-asian="Calibri2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de" fo:country="AT" style:letter-kerning="false" style:font-name-asian="Calibri2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1665in" fo:margin-bottom="0.0835in" style:contextual-spacing="false"/>
      <style:text-properties style:font-name="Calibri1" fo:font-family="Calibri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139in" fo:margin-bottom="0.0835in" style:contextual-spacing="false"/>
      <style:text-properties style:font-name="Calibri1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" fo:font-family="Calibri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" style:num-suffix="" text:bullet-char="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21" loext:num-list-format="" style:num-suffix="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22" loext:num-list-format="" style:num-suffix="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23" loext:num-list-format="" style:num-suffix="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24" loext:num-list-format="" style:num-suffix="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25" loext:num-list-format="" style:num-suffix="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26" loext:num-list-format="" style:num-suffix="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27" loext:num-list-format="" style:num-suffix="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7T13:16:00</meta:creation-date>
    <meta:initial-creator>Thomas Pipek</meta:initial-creator>
    <dc:language>en-US</dc:language>
    <dc:date>2023-05-25T12:05:55.894964399</dc:date>
    <meta:editing-cycles>36</meta:editing-cycles>
    <meta:editing-duration>PT1H49M</meta:editing-duration>
    <meta:generator>LibreOffice/7.5.3.2$Linux_X86_64 LibreOffice_project/50$Build-2</meta:generator>
    <meta:document-statistic meta:table-count="1" meta:image-count="0" meta:object-count="0" meta:page-count="5" meta:paragraph-count="141" meta:word-count="403" meta:character-count="2393" meta:non-whitespace-character-count="22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